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s </text:p>
      <text:p text:style-name="Standard"/>
      <text:p text:style-name="P1">The I2C board is not considered anymore. <text:s/>The I2C sensors will be directly connected to the ADC board. ( eventual via an PCB for mechanical <text:s/>assembly) </text:p>
      <text:p text:style-name="P1"/>
      <text:p text:style-name="Standard">proposal for a I2C interface board. <text:s/>Between the ADC board ( CPLD) and the <text:s/>sensors in the frame,</text:p>
      <text:p text:style-name="Standard"/>
      <text:p text:style-name="Standard">SolidI2Cbrd_v04.pdf</text:p>
      <text:p text:style-name="Standard">SolidI2Csch_v04.pdf</text:p>
      <text:p text:style-name="Standard"/>
      <text:p text:style-name="Standard"/>
      <text:p text:style-name="Standard">directories :</text:p>
      <text:p text:style-name="Standard">doc : <text:s/>info and data sheets </text:p>
      <text:p text:style-name="Standard"/>
      <text:p text:style-name="Standard">H_sensor <text:s/>: design for the humidity sensor board </text:p>
      <text:p text:style-name="Standard">T_sensor <text:s/>: design for the temperature <text:s/>sensor boar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11S</meta:editing-duration>
    <meta:editing-cycles>4</meta:editing-cycles>
    <meta:generator>OpenOffice/4.1.1$Win32 OpenOffice.org_project/411m6$Build-9775</meta:generator>
    <dc:date>2016-11-17T14:20:36.43</dc:date>
    <dc:creator>Wim Beaumont</dc:creator>
    <meta:document-statistic meta:table-count="0" meta:image-count="0" meta:object-count="0" meta:page-count="1" meta:paragraph-count="9" meta:word-count="71" meta:character-count="434"/>
    <meta:user-defined meta:name="Info 1"/>
    <meta:user-defined meta:name="Info 2"/>
    <meta:user-defined meta:name="Info 3"/>
    <meta:user-defined meta:name="Info 4"/>
  </office:meta>
</office:document-meta>
</file>